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fo:line-height="100%" fo:text-indent="-0.8cm"/>
    </style:style>
    <style:style style:name="P9" style:family="paragraph">
      <style:paragraph-properties text:enable-numbering="false" fo:margin-left="1.2cm" fo:margin-right="0cm" fo:text-indent="-0.9cm"/>
    </style:style>
    <style:style style:name="P10" style:family="paragraph">
      <style:paragraph-properties text:enable-numbering="false" fo:margin-left="2.4cm" fo:margin-right="0cm" fo:text-indent="-0.8cm"/>
    </style:style>
    <style:style style:name="P11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2" style:family="paragraph">
      <style:paragraph-properties text:enable-numbering="true" fo:margin-left="2.4cm" fo:margin-right="0cm" fo:text-indent="-0.8cm"/>
    </style:style>
    <style:style style:name="P13" style:family="paragraph">
      <style:paragraph-properties text:enable-numbering="true"/>
    </style:style>
    <style:style style:name="P14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4pt" fo:font-style="italic" fo:font-weight="bold"/>
    </style:style>
    <style:style style:name="T2" style:family="text">
      <style:text-properties style:text-line-through-style="none" fo:font-size="40pt" fo:font-style="italic" fo:font-weight="bol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7" style:family="text">
      <style:text-properties style:text-line-through-style="none" fo:font-style="italic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style:text-line-through-style="none" fo:font-family="'Courier 10 Pitch'" style:font-pitch="fixed" fo:font-size="26pt"/>
    </style:style>
    <style:style style:name="T10" style:family="text">
      <style:text-properties style:text-line-through-style="none" fo:font-family="'Courier 10 Pitch'" style:font-pitch="fixed" fo:font-size="18pt"/>
    </style:style>
    <style:style style:name="T11" style:family="text">
      <style:text-properties style:text-line-through-style="none" fo:font-family="'Albany AMT'" style:font-family-generic="swiss" style:font-pitch="variable" fo:font-size="32pt"/>
    </style:style>
    <style:style style:name="T12" style:family="text">
      <style:text-properties style:text-line-through-style="none" fo:font-family="'Courier 10 Pitch'" style:font-pitch="fixed" fo:font-size="20pt"/>
    </style:style>
    <style:style style:name="T13" style:family="text">
      <style:text-properties style:text-line-through-style="none" fo:font-size="28pt"/>
    </style:style>
    <style:style style:name="T14" style:family="text">
      <style:text-properties style:text-line-through-style="none" fo:font-family="'Courier 10 Pitch'" style:font-pitch="fixed" fo:font-size="24pt"/>
    </style:style>
    <style:style style:name="T15" style:family="text">
      <style:text-properties style:text-line-through-style="none" fo:font-size="28pt" fo:language="en" fo:country="GB"/>
    </style:style>
    <style:style style:name="T16" style:family="text">
      <style:text-properties style:text-line-through-style="none" fo:font-family="'Courier 10 Pitch'" style:font-pitch="fixed" fo:font-size="24pt" style:text-underline-style="solid" style:text-underline-width="auto" style:text-underline-color="font-color" fo:font-weight="bold"/>
    </style:style>
    <style:style style:name="T17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uild Audit and Process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<text:span text:style-name="T1">Building with a Version Control Audit Trail</text:span></text:p>
            <text:p text:style-name="P2"><text:span text:style-name="T1"/></text:p>
            <text:p text:style-name="P2"><text:span text:style-name="T2"/></text:p>
            <text:p text:style-name="P3"><text:span text:style-name="T2">Alec Clews</text:span></text:p>
            <text:p text:style-name="P3"><text:span text:style-name="T3">Voga Consulting</text:span></text:p>
            <text:p text:style-name="P3"><text:span text:style-name="T3"><text:a xlink:href="http://voga.com.au/">http://voga.com.au/</text:a></text:span></text:p>
            <text:p text:style-name="P3"><text:span text:style-name="T3"><text:a xlink:href="http://alecthegeek.wordpress.com/">http://alecthegeek.wordpress.com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ummar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4">Build software in an audited and managed environment as part of Configuration Management (CM)</text:span></text:p>
              </text:list-item>
              <text:list-item>
                <text:p text:style-name="P5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Agenda</text:span></text:p>
          </draw:text-box>
        </draw:frame>
        <draw:frame presentation:style-name="pr7" draw:text-style-name="P5" draw:layer="layout" svg:width="25.199cm" svg:height="14.64cm" svg:x="1.4cm" svg:y="4.914cm" presentation:class="outline">
          <draw:text-box>
            <text:list text:style-name="L2">
              <text:list-item>
                <text:p text:style-name="P5"><text:span text:style-name="T3">The different types of build and the place of the system build</text:span></text:p>
              </text:list-item>
              <text:list-item>
                <text:p text:style-name="P5"><text:span text:style-name="T3">Auditing and logging requirements for system build</text:span></text:p>
              </text:list-item>
              <text:list-item>
                <text:p text:style-name="P5"><text:span text:style-name="T3">Implementing a CM System Build Framework</text:span></text:p>
                <text:list>
                  <text:list-item>
                    <text:p text:style-name="P6"><text:span text:style-name="T5">Version Control Set-up</text:span></text:p>
                  </text:list-item>
                  <text:list-item>
                    <text:p text:style-name="P6"><text:span text:style-name="T3">The Makefile</text:span></text:p>
                  </text:list-item>
                  <text:list-item>
                    <text:p text:style-name="P6"><text:span text:style-name="T3">The Driver script</text:span></text:p>
                  </text:list-item>
                  <text:list-item>
                    <text:p text:style-name="P6"><text:span text:style-name="T3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3">Motiv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is paper takes a “commercial” view on the process of software change management</text:span></text:p>
              </text:list-item>
              <text:list-item>
                <text:p><text:span text:style-name="T3">Desire to provide a business value quickly</text:span></text:p>
              </text:list-item>
              <text:list-item>
                <text:p><text:span text:style-name="T3">communicate </text:span><text:span text:style-name="T5">effectively</text:span><text:span text:style-name="T3"> </text:span><text:span text:style-name="T5">between team members</text:span></text:p>
              </text:list-item>
              <text:list-item>
                <text:p><text:span text:style-name="T3">Reduce the </text:span><text:span text:style-name="T5">amount</text:span><text:span text:style-name="T3"> of unsatisfying project work</text:span></text:p>
                <text:list>
                  <text:list-item>
                    <text:p><text:span text:style-name="T3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Change Lifecy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Document and agree the change</text:span></text:p>
              </text:list-item>
              <text:list-item>
                <text:p text:style-name="P5"><text:span text:style-name="T3">Implement the change (hack the code and desktop build/testing)</text:span></text:p>
              </text:list-item>
              <text:list-item>
                <text:p text:style-name="P5"><text:span text:style-name="T5">Integration</text:span><text:span text:style-name="T3"> build and unit test</text:span></text:p>
              </text:list-item>
              <text:list-item>
                <text:p text:style-name="P5"><text:span text:style-name="T3">System Build in a controlled environment</text:span></text:p>
              </text:list-item>
              <text:list-item>
                <text:p text:style-name="P5"><text:span text:style-name="T3">System Testing (or UAT, or beta, or whatever)</text:span></text:p>
              </text:list-item>
              <text:list-item>
                <text:p text:style-name="P5"><text:span text:style-name="T3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gile Lifecycle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Previous steps also apply to Agile approach</text:p>
              </text:list-item>
              <text:list-item>
                <text:p>Just different names and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855cm" svg:x="1.4cm" svg:y="0.663cm" presentation:class="title">
          <draw:text-box>
            <text:p text:style-name="P1"><text:span text:style-name="T3">Continuous Integration vs. System Buil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Continuous </text:span><text:span text:style-name="T5">Integration </text:span><text:span text:style-name="T3">(c.f. Martin Fowler)</text:span></text:p>
                <text:list>
                  <text:list-item>
                    <text:p text:style-name="P6"><text:span text:style-name="T3">Builds rapidly and frequently, sometimes on each commit</text:span></text:p>
                  </text:list-item>
                  <text:list-item>
                    <text:p text:style-name="P6"><text:span text:style-name="T3">Runs unit tests</text:span></text:p>
                  </text:list-item>
                  <text:list-item>
                    <text:p text:style-name="P6"><text:span text:style-name="T3">Will need to set-</text:span><text:span text:style-name="T5">up for</text:span><text:span text:style-name="T3"> unit testing framework</text:span></text:p>
                  </text:list-item>
                  <text:list-item>
                    <text:p text:style-name="P6"><text:span text:style-name="T3">Happens automagically</text:span></text:p>
                  </text:list-item>
                  <text:list-item>
                    <text:p text:style-name="P6"><text:span text:style-name="T3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Build for production, or pre-production</text:span></text:p>
                <text:list>
                  <text:list-item>
                    <text:p><text:span text:style-name="T3"><text:s/></text:span><text:span text:style-name="T3">Compiler </text:span><text:span text:style-name="T5">optimisation</text:span><text:span text:style-name="T3">, different configurations etc.</text:span></text:p>
                  </text:list-item>
                </text:list>
              </text:list-item>
              <text:list-item>
                <text:p><text:span text:style-name="T3">Runs on a different schedu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855cm" svg:x="1.4cm" svg:y="0.663cm" presentation:class="title">
          <draw:text-box>
            <text:p text:style-name="P1"><text:span text:style-name="T3">How might the system build be done?</text:span></text:p>
          </draw:text-box>
        </draw:frame>
        <draw:frame presentation:style-name="pr7" draw:text-style-name="P5" draw:layer="layout" svg:width="25.199cm" svg:height="14.006cm" svg:x="1.4cm" svg:y="4.914cm" presentation:class="outline">
          <draw:text-box>
            <text:list text:style-name="L2">
              <text:list-item>
                <text:p text:style-name="P5"><text:span text:style-name="T3">Fetch the sources and build them</text:span></text:p>
              </text:list-item>
              <text:list-item>
                <text:p text:style-name="P5"><text:span text:style-name="T3">Ask the developer for already built software!</text:span></text:p>
              </text:list-item>
              <text:list-item>
                <text:p text:style-name="P5"><text:span text:style-name="T3">Issues with these </text:span><text:span text:style-name="T5">approaches.</text:span><text:span text:style-name="T3"> How can we answer such questions as?</text:span></text:p>
                <text:list>
                  <text:list-item>
                    <text:p text:style-name="P6"><text:span text:style-name="T3">Which source versions were used</text:span></text:p>
                  </text:list-item>
                  <text:list-item>
                    <text:p text:style-name="P6"><text:span text:style-name="T3">Under what configuration was this built?</text:span></text:p>
                    <text:list>
                      <text:list-item>
                        <text:p text:style-name="P7"><text:span text:style-name="T3">Compiler switches, which libraries and tools (the build </text:span><text:span text:style-name="T5">configuration</text:span><text:span text:style-name="T3">)</text:span></text:p>
                      </text:list-item>
                    </text:list>
                  </text:list-item>
                  <text:list-item>
                    <text:p text:style-name="P6"><text:span text:style-name="T3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“re-create the build” myth</text:span></text:p>
          </draw:text-box>
        </draw:frame>
        <draw:frame presentation:style-name="pr7" draw:text-style-name="P5" draw:layer="layout" svg:width="25.199cm" svg:height="17.603cm" svg:x="1.4cm" svg:y="4.914cm" presentation:class="outline">
          <draw:text-box>
            <text:list text:style-name="L2">
              <text:list-item>
                <text:p text:style-name="P5"><text:span text:style-name="T3">When a problem happens we often want to re-create the </text:span><text:span text:style-name="T5">environment</text:span><text:span text:style-name="T3"> for further testing</text:span></text:p>
              </text:list-item>
              <text:list-item>
                <text:p text:style-name="P5"><text:span text:style-name="T3">But if we re-run the build process that does not assure that we will get the same result</text:span></text:p>
                <text:list>
                  <text:list-item>
                    <text:p text:style-name="P6"><text:span text:style-name="T3">Version No, dates and time change: trivial difference masks possibly other major changes in our files</text:span></text:p>
                  </text:list-item>
                  <text:list-item>
                    <text:p text:style-name="P6"><text:span text:style-name="T3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5"><text:span text:style-name="T3">Net result is that we can't </text:span><text:span text:style-name="T5">reliably</text:span><text:span text:style-name="T3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5">Consistent</text:span><text:span text:style-name="T3"> Build </text:span><text:span text:style-name="T6">Proces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t is possible to define a </text:span><text:span text:style-name="T5">consistent</text:span><text:span text:style-name="T3"> build process by using tools such as Make, Ant or CONS and some additional </text:span><text:span text:style-name="T5">scaffolding</text:span></text:p>
              </text:list-item>
              <text:list-item>
                <text:p text:style-name="P5"><text:span text:style-name="T3">Must be done in a controlled environment</text:span></text:p>
              </text:list-item>
              <text:list-item>
                <text:p text:style-name="P5"><text:span text:style-name="T3">Must be done with pre-defined scripts and </text:span><text:span text:style-name="T7">documented</text:span><text:span text:style-name="T3"> process</text:span></text:p>
              </text:list-item>
              <text:list-item>
                <text:p text:style-name="P5"><text:span text:style-name="T3">Scripts should be under version control</text:span></text:p>
              </text:list-item>
              <text:list-item>
                <text:p text:style-name="P5"><text:span text:style-name="T3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aseline build results</text:span></text:p>
          </draw:text-box>
        </draw:frame>
        <draw:frame presentation:style-name="pr7" draw:text-style-name="P5" draw:layer="layout" svg:width="25.199cm" svg:height="14.925cm" svg:x="1.4cm" svg:y="4.914cm" presentation:class="outline">
          <draw:text-box>
            <text:list text:style-name="L2">
              <text:list-item>
                <text:p text:style-name="P5"><text:span text:style-name="T3">Use the </text:span><text:span text:style-name="T5">consistent</text:span><text:span text:style-name="T3"> process</text:span></text:p>
              </text:list-item>
              <text:list-item>
                <text:p text:style-name="P5"><text:span text:style-name="T3">After the system build save the build directory tree (source code, makefiles, build log, built files) into an archive (consider burning a CD)</text:span></text:p>
                <text:list>
                  <text:list-item>
                    <text:p text:style-name="P6"><text:span text:style-name="T3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5"><text:span text:style-name="T3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Manage Build Environment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onsider building on virtual hosts</text:span></text:p>
              </text:list-item>
              <text:list-item>
                <text:p text:style-name="P5"><text:span text:style-name="T3">The host image can be archived as changes are made</text:span></text:p>
              </text:list-item>
              <text:list-item>
                <text:p text:style-name="P5"><text:span text:style-name="T3">Becoming more popular as VMWare, Xen </text:span><text:span text:style-name="T5">etc.</text:span><text:span text:style-name="T3"> </text:span><text:span text:style-name="T5">etc.</text:span><text:span text:style-name="T3"> become </text:span><text:span text:style-name="T5">available</text:span><text:span text:style-name="T3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re is a better wa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As we build new files identify</text:span></text:p>
                <text:list>
                  <text:list-item>
                    <text:p text:style-name="P6"><text:span text:style-name="T3">The source files and their version</text:span></text:p>
                  </text:list-item>
                  <text:list-item>
                    <text:p text:style-name="P6"><text:span text:style-name="T3">The tools and the settings used</text:span></text:p>
                  </text:list-item>
                  <text:list-item>
                    <text:p text:style-name="P6"><text:span text:style-name="T3">The environment used (platforms, packages </text:span><text:span text:style-name="T5">etc.</text:span><text:span text:style-name="T3">)</text:span></text:p>
                  </text:list-item>
                </text:list>
              </text:list-item>
              <text:list-item>
                <text:p text:style-name="P5"><text:span text:style-name="T3">At the completion of a </text:span><text:span text:style-name="T5">successful</text:span><text:span text:style-name="T3"> build we can preserve the outputs in Version Control</text:span></text:p>
                <text:list>
                  <text:list-item>
                    <text:p text:style-name="P6"><text:span text:style-name="T3">Including a complete audit trail of the </text:span><text:span text:style-name="T5">environment</text:span><text:span text:style-name="T3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result</text:span></text:p>
          </draw:text-box>
        </draw:frame>
        <draw:frame presentation:style-name="pr7" draw:text-style-name="P5" draw:layer="layout" svg:width="25.199cm" svg:height="14.152cm" svg:x="1.4cm" svg:y="4.914cm" presentation:class="outline">
          <draw:text-box>
            <text:list text:style-name="L2">
              <text:list-item>
                <text:p text:style-name="P5"><text:span text:style-name="T3">In our version control system we have a complete audit trail of each system build</text:span></text:p>
              </text:list-item>
              <text:list-item>
                <text:p text:style-name="P5"><text:span text:style-name="T3">We can extract our built files at any time – now we can “re-create the build” just by fetching files from version control</text:span></text:p>
              </text:list-item>
              <text:list-item>
                <text:p text:style-name="P5"><text:span text:style-name="T3">If our change ticket system is integrated into version control we can identify which changes when into a build</text:span></text:p>
              </text:list-item>
              <text:list-item>
                <text:p text:style-name="P5"><text:span text:style-name="T3">We can do impact analysi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Why do we want to do thi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e want to close the change management loop</text:span></text:p>
                <text:list>
                  <text:list-item>
                    <text:p text:style-name="P6"><text:span text:style-name="T3">A “Line of site” from change request to deployment</text:span></text:p>
                  </text:list-item>
                </text:list>
              </text:list-item>
              <text:list-item>
                <text:p text:style-name="P5"><text:span text:style-name="T3">Keeping the auditors happy</text:span></text:p>
                <text:list>
                  <text:list-item>
                    <text:p text:style-name="P8"><text:span text:style-name="T3">N.B. May be a legal requirement to keep the external auditors happy. Sometimes process auditors can shut down the busin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Better forensics – what is <text:span text:style-name="T8">really</text:span> running in production?</text:p>
              </text:list-item>
              <text:list-item>
                <text:p>Solid documentation</text:p>
              </text:list-item>
              <text:list-item>
                <text:p>Hopefully reduced (re)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Implement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ere are a </text:span><text:span text:style-name="T5">variety</text:span><text:span text:style-name="T3"> of ways to this</text:span></text:p>
              </text:list-item>
              <text:list-item>
                <text:p text:style-name="P5"><text:span text:style-name="T3">Following example uses</text:span></text:p>
                <text:list>
                  <text:list-item>
                    <text:p text:style-name="P6"><text:span text:style-name="T3">A simple C project (5 source files)</text:span></text:p>
                  </text:list-item>
                  <text:list-item>
                    <text:p text:style-name="P6"><text:span text:style-name="T3">GNU Make</text:span></text:p>
                  </text:list-item>
                  <text:list-item>
                    <text:p text:style-name="P6"><text:span text:style-name="T3">Git distributed version control tool</text:span></text:p>
                  </text:list-item>
                </text:list>
              </text:list-item>
              <text:list-item>
                <text:p text:style-name="P5"><text:span text:style-name="T3">Some commercial products also </text:span><text:span text:style-name="T5">available.</text:span></text:p>
                <text:list>
                  <text:list-item>
                    <text:p text:style-name="P6"><text:span text:style-name="T5">e.g.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Gi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Now a major player in Version Control market</text:span></text:p>
              </text:list-item>
              <text:list-item>
                <text:p text:style-name="P5"><text:span text:style-name="T3">Each commit generates a whole new version of the </text:span><text:span text:style-name="T5">repository</text:span></text:p>
              </text:list-item>
              <text:list-item>
                <text:p text:style-name="P5"><text:span text:style-name="T3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ome concepts and wor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uild Tags. Tags created for each build we perform. c.f. Build Baseline</text:span></text:p>
              </text:list-item>
              <text:list-item>
                <text:p text:style-name="P5"><text:span text:style-name="T3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Project Layou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Makefi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o create the audit trail we must know the complete list of dependencies</text:span></text:p>
                <text:list>
                  <text:list-item>
                    <text:p text:style-name="P6"><text:span text:style-name="T3">i.e. All the source files used to build a target file</text:span></text:p>
                  </text:list-item>
                </text:list>
              </text:list-item>
              <text:list-item>
                <text:p text:style-name="P5"><text:span text:style-name="T3">Peter Miller already did the hard work for me</text:span></text:p>
                <text:list>
                  <text:list-item>
                    <text:p text:style-name="P6"><text:span text:style-name="T3">His paper explains an effective way to implement makefiles with a complete </text:span><text:span text:style-name="T5">dynamic</text:span><text:span text:style-name="T3"> dependencies</text:span></text:p>
                  </text:list-item>
                  <text:list-item>
                    <text:p text:style-name="P6"><text:span text:style-name="T3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ependencies in C</text:span></text:p>
          </draw:text-box>
        </draw:frame>
        <draw:frame presentation:style-name="pr7" draw:text-style-name="P5" draw:layer="layout" svg:width="25.199cm" svg:height="15.503cm" svg:x="1.4cm" svg:y="4.914cm" presentation:class="outline">
          <draw:text-box>
            <text:list text:style-name="L2">
              <text:list-item>
                <text:p text:style-name="P5"><text:span text:style-name="T3">A list of input files that an output file depends on. e.g.</text:span></text:p>
                <text:list>
                  <text:list-item>
                    <text:p text:style-name="P6"><text:span text:style-name="T3">a.o: a.c.a.h b.h</text:span></text:p>
                  </text:list-item>
                  <text:list-item>
                    <text:p text:style-name="P6"><text:span text:style-name="T3">main: main.o a.o b.o</text:span></text:p>
                  </text:list-item>
                </text:list>
              </text:list-item>
              <text:list-item>
                <text:p text:style-name="P5"><text:span text:style-name="T3">Dependencies can change any time we edit the source code, including editing any header files</text:span></text:p>
              </text:list-item>
              <text:list-item>
                <text:p text:style-name="P5"><text:span text:style-name="T3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ynamic dependency</text:span></text:p>
          </draw:text-box>
        </draw:frame>
        <draw:frame presentation:style-name="pr10" draw:text-style-name="P11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9"><text:span text:style-name="T9"># Generate a dependency file</text:span></text:p>
              </text:list-item>
              <text:list-item>
                <text:p text:style-name="P9"><text:span text:style-name="T10">$(DEP_DIR)/%.d: $(SRC_DIR)/%.c</text:span></text:p>
                <text:list>
                  <text:list-item>
                    <text:p text:style-name="P10"><text:span text:style-name="T10">$(CC) $(CFLAGS) -MM -MG -MT $(OBJ_DIR)/$*.o -MT \</text:span></text:p>
                  </text:list-item>
                  <text:list-item>
                    <text:p text:style-name="P10"><text:span text:style-name="T10">$(DEP_DIR)/$*.d -MF $@ <text:s/>$&lt;</text:span></text:p>
                  </text:list-item>
                </text:list>
              </text:list-item>
              <text:list-item>
                <text:p text:style-name="P9"><text:span text:style-name="T11">Creates a file that contains</text:span></text:p>
              </text:list-item>
              <text:list-item>
                <text:p text:style-name="P9"><text:span text:style-name="T9"><text:s/></text:span><text:span text:style-name="T10">o/a.o d/a.d: src/a.c h/a.h</text:span></text:p>
              </text:list-item>
              <text:list-item>
                <text:p text:style-name="P9"><text:span text:style-name="T11">Include the dependency file in the makfile</text:span></text:p>
              </text:list-item>
              <text:list-item>
                <text:p text:style-name="P9"><text:span text:style-name="T10"># Find the name of all the Dynamic dependency file and include them</text:span></text:p>
              </text:list-item>
              <text:list-item>
                <text:p text:style-name="P9"><text:span text:style-name="T10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uilt From Lis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Unique sha1 of each source file used</text:span></text:p>
                  </text:list-item>
                  <text:list-item>
                    <text:p text:style-name="P12"><text:span text:style-name="T3">Sha1 of our tool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3">This is the Built From List</text:span></text:p>
                <text:list>
                  <text:list-item>
                    <text:p text:style-name="P12"><text:span text:style-name="T3">The list of files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Calculating BFL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a file is build from complete </text:span><text:span text:style-name="T5">dependency list</text:span><text:span text:style-name="T3"> we can also discover the CM data for the dependencies our target is built from</text:span></text:p>
              </text:list-item>
              <text:list-item>
                <text:p text:style-name="P9"><text:span text:style-name="T12"># Generate a Built From List, where the object file came from a C file and some header files</text:span></text:p>
              </text:list-item>
              <text:list-item>
                <text:p text:style-name="P9"><text:span text:style-name="T12">svn info $^ | sed -e '/^Path:/,/^$$/ {\</text:span></text:p>
              </text:list-item>
              <text:list-item>
                <text:p text:style-name="P9"><text:span text:style-name="T12">:ack N;\</text:span></text:p>
              </text:list-item>
              <text:list-item>
                <text:p text:style-name="P9"><text:span text:style-name="T12">/\n$$/! b ack\</text:span></text:p>
              </text:list-item>
              <text:list-item>
                <text:p text:style-name="P9"><text:span text:style-name="T12">s/..*\nURL: \([^\n]*\)\n..*\nnnnnnLast Changed Rev: \([^\n]*\)\n..*$$/"\1","\2"/g;\</text:span></text:p>
              </text:list-item>
              <text:list-item>
                <text:p text:style-name="P9"><text:span text:style-name="T12">}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BFL</text:span></text:p>
          </draw:text-box>
        </draw:frame>
        <draw:frame presentation:style-name="pr7" draw:text-style-name="P14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toring the target &amp; BFL</text:span></text:p>
          </draw:text-box>
        </draw:frame>
        <draw:frame presentation:style-name="pr7" draw:text-style-name="P15" draw:layer="layout" svg:width="25.199cm" svg:height="15.935cm" svg:x="1.4cm" svg:y="4.914cm" presentation:class="outline" presentation:user-transformed="true">
          <draw:text-box>
            <text:list text:style-name="L2">
              <text:list-item>
                <text:p text:style-name="P5"><text:span text:style-name="T13">Every time we commit a new built target to the repository</text:span></text:p>
                <text:list>
                  <text:list-item>
                    <text:p text:style-name="P6"><text:span text:style-name="T13">Add the new target to the repository</text:span></text:p>
                  </text:list-item>
                  <text:list-item>
                    <text:p text:style-name="P10"><text:span text:style-name="T14">-svn --non-recursive add $(@D) \ $(REPO)/build/$(BUILDPROJECT)/$(BUILDNO)/</text:span></text:p>
                  </text:list-item>
                  <text:list-item>
                    <text:p text:style-name="P10"><text:span text:style-name="T14">-svn add $@ \ $(REPO)/build/$(BUILDPROJECT)/$(BUILDNO)/</text:span></text:p>
                  </text:list-item>
                  <text:list-item>
                    <text:p text:style-name="P6"><text:span text:style-name="T15">Concatenate</text:span><text:span text:style-name="T13"> the BFL's for the dependencies</text:span></text:p>
                  </text:list-item>
                  <text:list-item>
                    <text:p text:style-name="P10"><text:span text:style-name="T14">sort -u $(BFL) &gt; $(BFL_DIR)/$(@F).b</text:span></text:p>
                  </text:list-item>
                  <text:list-item>
                    <text:p text:style-name="P12"><text:span text:style-name="T13">Add the BFL to the repository</text:span></text:p>
                  </text:list-item>
                  <text:list-item>
                    <text:p text:style-name="P10"><text:span text:style-name="T14">svn --file $(BFL_DIR)/$(@F).b </text:span><text:span text:style-name="T16">propset</text:span><text:span text:style-name="T14"> BFL $@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river script sets up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 ID – a simple eight digit integer (global)</text:span></text:p>
              </text:list-item>
              <text:list-item>
                <text:p text:style-name="P5"><text:span text:style-name="T3">The Build Configuration. A simple string displaying the build environment</text:span></text:p>
              </text:list-item>
              <text:list-item>
                <text:p text:style-name="P9"><text:span text:style-name="T14">BUILDCONFIG="$(cat /etc/SuSE-release |\</text:span></text:p>
              </text:list-item>
              <text:list-item>
                <text:p text:style-name="P9"><text:span text:style-name="T14">head -1 ) $(cc --version|head -1 ) \</text:span></text:p>
              </text:list-item>
              <text:list-item>
                <text:p text:style-name="P9"><text:span text:style-name="T14">$(rpm -q glibc)"</text:span></text:p>
              </text:list-item>
              <text:list-item>
                <text:p text:style-name="P5"><text:span text:style-name="T3">The host name on which the build took place – actually not very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etter Error Checking!!</text:span></text:p>
              </text:list-item>
              <text:list-item>
                <text:p text:style-name="P5"><text:span text:style-name="T3">Save and re-use built intermediate files</text:span></text:p>
                <text:list>
                  <text:list-item>
                    <text:p text:style-name="P6"><text:span text:style-name="T3">(but see </text:span><text:span text:style-name="T5">constraints later</text:span><text:span text:style-name="T3">)</text:span></text:p>
                  </text:list-item>
                </text:list>
              </text:list-item>
              <text:list-item>
                <text:p text:style-name="P5"><text:span text:style-name="T3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 contd.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Integrate with build control tools</text:span></text:p>
                <text:list>
                  <text:list-item>
                    <text:p text:style-name="P6"><text:span text:style-name="T3">e.g. CruiseControl</text:span></text:p>
                  </text:list-item>
                </text:list>
              </text:list-item>
              <text:list-item>
                <text:p text:style-name="P5"><text:span text:style-name="T3">Integrate with meta make tools</text:span></text:p>
                <text:list>
                  <text:list-item>
                    <text:p text:style-name="P6"><text:span text:style-name="T3">e.g. cmake, autoconf/automake, ...</text:span></text:p>
                  </text:list-item>
                </text:list>
              </text:list-item>
              <text:list-item>
                <text:p text:style-name="P5"><text:span text:style-name="T3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How to re-use targets in later Build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Validate sha1 values on source files on </text:span><text:span text:style-name="T5">original</text:span><text:span text:style-name="T3"> BFL against source files in Build areas – must match</text:span></text:p>
              </text:list-item>
              <text:list-item>
                <text:p text:style-name="P5"><text:span text:style-name="T3">Check build configuration for target on build tag against current environment – must match</text:span></text:p>
              </text:list-item>
              <text:list-item>
                <text:p text:style-name="P5"><text:span text:style-name="T3">Check command line switches – must match</text:span></text:p>
              </text:list-item>
              <text:list-item>
                <text:p text:style-name="P5"><text:span text:style-name="T3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Outstanding Questions</text:span></text:p>
          </draw:text-box>
        </draw:frame>
        <draw:frame presentation:style-name="pr7" draw:text-style-name="P5" draw:layer="layout" svg:width="25.199cm" svg:height="13.919cm" svg:x="1.4cm" svg:y="4.914cm" presentation:class="outline">
          <draw:text-box>
            <text:list text:style-name="L2">
              <text:list-item>
                <text:p text:style-name="P5"><text:span text:style-name="T3">Does this scale?</text:span></text:p>
                <text:list>
                  <text:list-item>
                    <text:p text:style-name="P6"><text:span text:style-name="T3">More complex directory structures</text:span></text:p>
                  </text:list-item>
                  <text:list-item>
                    <text:p text:style-name="P6"><text:span text:style-name="T3">Multiple languages (e.g. grammar files &amp; assembler)</text:span></text:p>
                  </text:list-item>
                </text:list>
              </text:list-item>
              <text:list-item>
                <text:p text:style-name="P5"><text:span text:style-name="T3">What about languages and tools with hard to <text:s/>calculate </text:span><text:span text:style-name="T5">dependencies</text:span><text:span text:style-name="T3"> (e.g. Java, code generators,...)</text:span></text:p>
              </text:list-item>
              <text:list-item>
                <text:p text:style-name="P5"><text:span text:style-name="T3">Would it be better to record the SVN UUID rather than the URL in the BF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utstanding Questions contd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an this work with other version control tools</text:span></text:p>
                <text:list>
                  <text:list-item>
                    <text:p text:style-name="P6"><text:span text:style-name="T3">Centralised: CVS, Version Manager,...</text:span></text:p>
                  </text:list-item>
                  <text:list-item>
                    <text:p text:style-name="P6"><text:span text:style-name="T5">Distributed: git, bazaar, hg,...</text:span></text:p>
                  </text:list-item>
                </text:list>
              </text:list-item>
              <text:list-item>
                <text:p text:style-name="P5">Will this work across platforms</text:p>
                <text:list>
                  <text:list-item>
                    <text:p text:style-name="P6">differences in tools</text:p>
                  </text:list-item>
                  <text:list-item>
                    <text:p text:style-name="P6">md5sum problems because text files chan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reading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Example scripts (written for this paper)</text:span></text:p>
              </text:list-item>
              <text:list-item>
                <text:p text:style-name="P5"><text:span text:style-name="T3">“</text:span><text:span text:style-name="T3">Recursive Make Considered Harmful” by Peter Miller </text:span><text:span text:style-name="T17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5"><text:span text:style-name="T3">“</text:span><text:span text:style-name="T3">Continuous Integration” by Martin Fowler </text:span><text:span text:style-name="T17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4-08T08:49:57</dc:date>
    <dc:language>en-GB</dc:language>
    <meta:editing-cycles>107</meta:editing-cycles>
    <meta:editing-duration>PT29H27M38S</meta:editing-duration>
    <dc:creator>Alec Clews</dc:creator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